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f3410"/>
    </style:style>
    <style:style style:name="T2" style:family="text">
      <style:text-properties officeooo:rsid="0010f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izionario dei dati</text:h>
      <text:p text:style-name="Text_20_body">/<text:span text:style-name="T1">Elenco oggetti boundary, entity e contr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40:19</meta:creation-date>
    <dc:date>2012-10-16T22:15:36.50</dc:date>
    <meta:editing-duration>PT1M15S</meta:editing-duration>
    <meta:editing-cycles>4</meta:editing-cycles>
    <meta:document-statistic meta:table-count="0" meta:image-count="0" meta:object-count="0" meta:page-count="1" meta:paragraph-count="2" meta:word-count="9" meta:character-count="62" meta:non-whitespace-character-count="55"/>
  </office:meta>
</office:document-meta>
</file>